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82588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43.15" calcext:value-type="float">
            <text:p>143.15</text:p>
          </table:table-cell>
          <table:table-cell office:value-type="string" calcext:value-type="string">
            <text:p>175 kWh</text:p>
          </table:table-cell>
          <table:table-cell office:value-type="float" office:value="1327.92" calcext:value-type="float">
            <text:p>1327.92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239.26" calcext:value-type="float">
            <text:p>239.26</text:p>
          </table:table-cell>
          <table:table-cell office:value-type="float" office:value="15.79" calcext:value-type="float">
            <text:p>15.79</text:p>
          </table:table-cell>
          <table:table-cell office:value-type="string" calcext:value-type="string">
            <text:p>T-1</text:p>
          </table:table-cell>
          <table:table-cell office:value-type="float" office:value="1834.32" calcext:value-type="float">
            <text:p>1834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142.62" calcext:value-type="float">
            <text:p>142.62</text:p>
          </table:table-cell>
          <table:table-cell office:value-type="string" calcext:value-type="string">
            <text:p>232 kWh</text:p>
          </table:table-cell>
          <table:table-cell office:value-type="float" office:value="1753.98" calcext:value-type="float">
            <text:p>1753.98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303.67" calcext:value-type="float">
            <text:p>303.67</text:p>
          </table:table-cell>
          <table:table-cell office:value-type="float" office:value="20.04" calcext:value-type="float">
            <text:p>20.04</text:p>
          </table:table-cell>
          <table:table-cell office:value-type="string" calcext:value-type="string">
            <text:p>T-1</text:p>
          </table:table-cell>
          <table:table-cell office:value-type="float" office:value="2328.11" calcext:value-type="float">
            <text:p>2328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5.52" calcext:value-type="float">
            <text:p>5.52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327 kWh</text:p>
          </table:table-cell>
          <table:table-cell office:value-type="float" office:value="2461.92" calcext:value-type="float">
            <text:p>2461.92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410.76" calcext:value-type="float">
            <text:p>410.76</text:p>
          </table:table-cell>
          <table:table-cell office:value-type="float" office:value="27.11" calcext:value-type="float">
            <text:p>27.11</text:p>
          </table:table-cell>
          <table:table-cell office:value-type="string" calcext:value-type="string">
            <text:p>T-1</text:p>
          </table:table-cell>
          <table:table-cell office:value-type="float" office:value="3154.69" calcext:value-type="float">
            <text:p>3154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/>
          <table:table-cell office:value-type="float" office:value="141.44" calcext:value-type="float">
            <text:p>141.44</text:p>
          </table:table-cell>
          <table:table-cell office:value-type="string" calcext:value-type="string">
            <text:p>307 kWh</text:p>
          </table:table-cell>
          <table:table-cell office:value-type="float" office:value="2301.39" calcext:value-type="float">
            <text:p>2301.39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86.29" calcext:value-type="float">
            <text:p>386.29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T-1</text:p>
          </table:table-cell>
          <table:table-cell office:value-type="float" office:value="2961.53" calcext:value-type="float">
            <text:p>2961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/>
          <table:table-cell office:value-type="float" office:value="140.87" calcext:value-type="float">
            <text:p>140.87</text:p>
          </table:table-cell>
          <table:table-cell office:value-type="string" calcext:value-type="string">
            <text:p>276 kWh</text:p>
          </table:table-cell>
          <table:table-cell office:value-type="float" office:value="2060.75" calcext:value-type="float">
            <text:p>2060.75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349.68" calcext:value-type="float">
            <text:p>349.68</text:p>
          </table:table-cell>
          <table:table-cell office:value-type="float" office:value="23.08" calcext:value-type="float">
            <text:p>23.08</text:p>
          </table:table-cell>
          <table:table-cell office:value-type="string" calcext:value-type="string">
            <text:p>T-1</text:p>
          </table:table-cell>
          <table:table-cell office:value-type="float" office:value="2680.86" calcext:value-type="float">
            <text:p>2680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string" calcext:value-type="string">
            <text:p>254 kWh</text:p>
          </table:table-cell>
          <table:table-cell office:value-type="float" office:value="1888.65" calcext:value-type="float">
            <text:p>1888.65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23.45" calcext:value-type="float">
            <text:p>323.45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T-1</text:p>
          </table:table-cell>
          <table:table-cell office:value-type="float" office:value="2479.78" calcext:value-type="float">
            <text:p>2479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/>
          <table:table-cell office:value-type="float" office:value="139.73" calcext:value-type="float">
            <text:p>139.73</text:p>
          </table:table-cell>
          <table:table-cell office:value-type="string" calcext:value-type="string">
            <text:p>234 kWh</text:p>
          </table:table-cell>
          <table:table-cell office:value-type="float" office:value="1732.95" calcext:value-type="float">
            <text:p>1732.95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299.71" calcext:value-type="float">
            <text:p>299.71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T-1</text:p>
          </table:table-cell>
          <table:table-cell office:value-type="float" office:value="2297.79" calcext:value-type="float">
            <text:p>2297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/>
          <table:table-cell office:value-type="float" office:value="139.15" calcext:value-type="float">
            <text:p>139.15</text:p>
          </table:table-cell>
          <table:table-cell office:value-type="string" calcext:value-type="string">
            <text:p>273 kWh</text:p>
          </table:table-cell>
          <table:table-cell office:value-type="float" office:value="2013.46" calcext:value-type="float">
            <text:p>2013.46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42.06" calcext:value-type="float">
            <text:p>342.06</text:p>
          </table:table-cell>
          <table:table-cell office:value-type="float" office:value="22.58" calcext:value-type="float">
            <text:p>22.58</text:p>
          </table:table-cell>
          <table:table-cell office:value-type="string" calcext:value-type="string">
            <text:p>T-1</text:p>
          </table:table-cell>
          <table:table-cell office:value-type="float" office:value="2622.43" calcext:value-type="float">
            <text:p>2622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float" office:value="138.58" calcext:value-type="float">
            <text:p>138.58</text:p>
          </table:table-cell>
          <table:table-cell office:value-type="string" calcext:value-type="string">
            <text:p>326 kWh</text:p>
          </table:table-cell>
          <table:table-cell office:value-type="float" office:value="2361.14" calcext:value-type="float">
            <text:p>2361.14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94.58" calcext:value-type="float">
            <text:p>394.58</text:p>
          </table:table-cell>
          <table:table-cell office:value-type="float" office:value="26.04" calcext:value-type="float">
            <text:p>26.04</text:p>
          </table:table-cell>
          <table:table-cell office:value-type="string" calcext:value-type="string">
            <text:p>T-1</text:p>
          </table:table-cell>
          <table:table-cell office:value-type="float" office:value="3025.08" calcext:value-type="float">
            <text:p>3025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1.36" calcext:value-type="float">
            <text:p>1.36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372 kWh</text:p>
          </table:table-cell>
          <table:table-cell office:value-type="float" office:value="2662.27" calcext:value-type="float">
            <text:p>2662.27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40.33" calcext:value-type="float">
            <text:p>440.33</text:p>
          </table:table-cell>
          <table:table-cell office:value-type="float" office:value="29.06" calcext:value-type="float">
            <text:p>29.06</text:p>
          </table:table-cell>
          <table:table-cell office:value-type="string" calcext:value-type="string">
            <text:p>T-1</text:p>
          </table:table-cell>
          <table:table-cell office:value-type="float" office:value="3377.22" calcext:value-type="float">
            <text:p>3377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 office:value-type="float" office:value="1.34" calcext:value-type="float">
            <text:p>1.34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319 kWh</text:p>
          </table:table-cell>
          <table:table-cell office:value-type="float" office:value="2273.63" calcext:value-type="float">
            <text:p>2273.63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81.3" calcext:value-type="float">
            <text:p>381.3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T-1</text:p>
          </table:table-cell>
          <table:table-cell office:value-type="float" office:value="2924.63" calcext:value-type="float">
            <text:p>2924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/>
          <table:table-cell office:value-type="float" office:value="140.98" calcext:value-type="float">
            <text:p>140.98</text:p>
          </table:table-cell>
          <table:table-cell office:value-type="string" calcext:value-type="string">
            <text:p>315 kWh</text:p>
          </table:table-cell>
          <table:table-cell office:value-type="float" office:value="2236.35" calcext:value-type="float">
            <text:p>2236.35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75.5" calcext:value-type="float">
            <text:p>375.5</text:p>
          </table:table-cell>
          <table:table-cell office:value-type="float" office:value="24.79" calcext:value-type="float">
            <text:p>24.79</text:p>
          </table:table-cell>
          <table:table-cell office:value-type="string" calcext:value-type="string">
            <text:p>T-1</text:p>
          </table:table-cell>
          <table:table-cell office:value-type="float" office:value="2878.86" calcext:value-type="float">
            <text:p>2878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38:42.809000000</meta:creation-date>
    <dc:date>2018-03-26T13:41:15.275000000</dc:date>
    <meta:editing-duration>PT2M32S</meta:editing-duration>
    <meta:editing-cycles>1</meta:editing-cycles>
    <meta:document-statistic meta:table-count="1" meta:cell-count="146" meta:object-count="0"/>
    <meta:generator>LibreOffice/5.3.4.2$Windows_x86 LibreOffice_project/f82d347ccc0be322489bf7da61d7e4ad13fe2ff3</meta:generator>
  </office:meta>
</office:document-meta>
</file>